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lMethodCall.isInvo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thodAdvice.isMocked( Objec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thodAdvice.handleStatic( Class &lt; ? &gt; type , Method origin , Object [ ]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turnValueWrapper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hortcut.toFrames( Object self , List &lt; TypeDescription &gt; typ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orEquals.enter( @ Identifier String identifier , @ Advice . This Object sel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ethodAdvice.removeRecursiveCalls( final Throwable cause , final Class &lt; ? &gt; declaring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ializableRealMethodCall.SerializableRealMethodCall( String identifier , Method origin , Object instance ,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ValueWrapper.ReturnValueWrapper( Object retur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thodAdvice.tryInvoke( Method origin , Object instance , Object [ ]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Shortcut.wrap( TypeDescription instrumentedType , MethodDescription instrumentedMethod , MethodVisitor methodVisitor , Implementation . Context implementationContext , TypePool typePool , int writerFlags , int readerFlag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7">
            <text:p text:style-name="Table_20_Contents">227</text:p>
          </table:table-cell>
        </table:table-row>
        <table:table-row>
          <table:table-cell office:value-type="string">
            <text:p text:style-name="Table_20_Contents">ConstructorShortcut.visitMaxs( int maxStack , int maxLoc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HashCode.enter( @ Identifier String id , @ Advice . This Object sel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ethodAdvice.isMockedStatic( Class &lt; ? &gt;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Equals.enter( @ Advice . This Object self , @ Advice . Argument ( 0 ) Object other , @ Advice . Return ( readOnly = false ) boolean equals , @ Advice . Enter boolean skipp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ethodAdvice.handle( Object instance , Method origin , Object [ ]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alMethodCall.RealMethodCall( SelfCallInfo selfCallInfo , Method origin , Object instance ,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Static.exit( @ Advice . Return ( readOnly = false , typing = Assigner . Typing . DYNAMIC ) Object returned , @ Advice . Enter Callable &lt; ? &gt; mock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fCallInfo.checkSelfCall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Static.enter( @ Identifier String identifier , @ Advice . Origin Class &lt; ? &gt; type , @ Advice . Origin Method origin , @ Advice . AllArguments Object [ ]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orShortcut.visitCod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7">
            <text:p text:style-name="Table_20_Contents">7</text:p>
          </table:table-cell>
          <table:table-cell office:value-type="float" office:value="186">
            <text:p text:style-name="Table_20_Contents">186</text:p>
          </table:table-cell>
        </table:table-row>
        <table:table-row>
          <table:table-cell office:value-type="string">
            <text:p text:style-name="Table_20_Contents">MockMethodAdvice.enter( @ Identifier String identifier , @ Advice . This Object mock , @ Advice . Origin Method origin , @ Advice . AllArguments Object [ ]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MethodCall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ethodAdvice.isMock( Objec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lMethodCall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fCallInfo.replac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HashCode.enter( @ Advice . This Object self , @ Advice . Return ( readOnly = false ) int hashCode , @ Advice . Enter boolean skipp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MethodCall.isInvo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ReadObject.doReadObject( @ Identifier String identifier , @ This MockAccess thiz , @ Argument ( 0 ) ObjectInputStream objectIn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MethodAdvice.isConstructorMock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thodAdvice.MockMethodAdvice( WeakConcurrentMap &lt; Object , MockMethodInterceptor &gt; interceptors , DetachedThreadLocal &lt; Map &lt; Class &lt; ? &gt; , MockMethodInterceptor &gt; &gt; mockedStatics , String identifier , Predicate &lt; Class &lt; ? &gt; &gt; isMockConstruction , ConstructionCallback onCo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ethodAdvice.isOverridden( Object instance , Method orig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ializableRealMethodCall.isInvo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hortcut.ConstructorShortcut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ethodCall.StaticMethodCall( SelfCallInfo selfCallInfo , Class &lt; ? &gt; type , Method origin ,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MethodAdvice.handleConstruction( Class &lt; ? &gt; type , Object object , Object [ ] arguments , String [ ] parameter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ethodAdvice.exit( @ Advice . Return ( readOnly = false , typing = Assigner . Typing . DYNAMIC ) Object returned , @ Advice . Enter Callable &lt; ? &gt; mock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bleRealMethodCall.invok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